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4 — RHCE AUTOMATION</text:p>
          </draw:text-box>
        </draw:frame>
        <draw:frame draw:style-name="TransBox" svg:width="31.8700cm" svg:height="5.5000cm" svg:x="1.0000cm" svg:y="2.3000cm">
          <draw:text-box>
            <text:p text:style-name="PTitleMain">Patch Workflow + Reporting</text:p>
          </draw:text-box>
        </draw:frame>
        <draw:frame draw:style-name="TransBox" svg:width="31.8700cm" svg:height="3.5000cm" svg:x="1.0000cm" svg:y="8.8000cm">
          <draw:text-box>
            <text:p text:style-name="PBody">A repeatable, auditable patch process is one of the most valuable things you can automate with Ansible. The patch workflow Check available updates (ad-hoc)</text:p>
          </draw:text-box>
        </draw:frame>
        <draw:frame draw:style-name="TransBox" svg:width="31.8700cm" svg:height="1.0000cm" svg:x="1.0000cm" svg:y="17.8000cm">
          <draw:text-box>
            <text:p text:style-name="PFooter">04-rhce/08-ansible-patching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The patch workflow</text:p>
            <text:p text:style-name="PBullet">▶  Check available updates (ad-hoc)</text:p>
            <text:p text:style-name="PBullet">▶  Patch playbook</text:p>
            <text:p text:style-name="PBullet">▶  Run the patch playbook</text:p>
            <text:p text:style-name="PBullet">▶  Check mode — preview without applying</text:p>
            <text:p text:style-name="PBullet">▶  Reporting: view the patch log</text:p>
            <text:p text:style-name="PBullet">▶  Security patches only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patch workflow</text:p>
          </draw:text-box>
        </draw:frame>
        <draw:frame draw:style-name="CodeBox" svg:width="31.8700cm" svg:height="13.5500cm" svg:x="1.0000cm" svg:y="4.0000cm">
          <draw:text-box>
            <text:p text:style-name="PCode">1. Check → what updates are available?
2. Snapshot/backup → take a VM snapshot before patching
3. Apply → run the updates
4. Verify → services still running, no failed units
5. Report → log what changed, when, on which hosts
6. Reboot → if kernel was updated (optional, per policy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heck available updates (ad-hoc)</text:p>
          </draw:text-box>
        </draw:frame>
        <draw:frame draw:style-name="TransBox" svg:width="15.7350cm" svg:height="13.5500cm" svg:x="1.0000cm" svg:y="4.0000cm">
          <draw:text-box>
            <text:p text:style-name="PBullet">• Or use the dnf module:</text:p>
          </draw:text-box>
        </draw:frame>
        <draw:frame draw:style-name="CodeBox" svg:width="15.7350cm" svg:height="13.5500cm" svg:x="17.1350cm" svg:y="4.0000cm">
          <draw:text-box>
            <text:p text:style-name="PCode">ansible all -m command -a "dnf check-update" --becom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heck available updates (ad-hoc) (cont.)</text:p>
          </draw:text-box>
        </draw:frame>
        <draw:frame draw:style-name="CodeBox" svg:width="31.8700cm" svg:height="13.5500cm" svg:x="1.0000cm" svg:y="4.0000cm">
          <draw:text-box>
            <text:p text:style-name="PCode">ansible all -m dnf -a "list=updates" --becom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atch playbook</text:p>
          </draw:text-box>
        </draw:frame>
        <draw:frame draw:style-name="CodeBox" svg:width="31.8700cm" svg:height="13.5500cm" svg:x="1.0000cm" svg:y="4.0000cm">
          <draw:text-box>
            <text:p text:style-name="PCode">

---
# patch.yml
- name: Patch RHEL hosts
  hosts: "{{ target_hosts | default('all') }}"
  become: true
  serial: 1                   # patch one host at a time (safe for production)

  pre_tasks:
    - name: Record pre-patch time
      ansible.builtin.set_fact:
        patch_start: "{{ ansible_date_time.iso8601 }}"

… (55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un the patch playbook</text:p>
          </draw:text-box>
        </draw:frame>
        <draw:frame draw:style-name="CodeBox" svg:width="31.8700cm" svg:height="13.5500cm" svg:x="1.0000cm" svg:y="4.0000cm">
          <draw:text-box>
            <text:p text:style-name="PCode"># Patch all hosts (no auto-reboot)
ansible-playbook -i inventory.ini patch.yml

# Patch only webservers
ansible-playbook -i inventory.ini patch.yml -e "target_hosts=webservers"

# Patch with auto-reboot enabled
ansible-playbook -i inventory.ini patch.yml -e "allow_reboot=true"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heck mode — preview without applying</text:p>
          </draw:text-box>
        </draw:frame>
        <draw:frame draw:style-name="CodeBox" svg:width="31.8700cm" svg:height="13.5500cm" svg:x="1.0000cm" svg:y="4.0000cm">
          <draw:text-box>
            <text:p text:style-name="PCode">ansible-playbook -i inventory.ini patch.yml --check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porting: view the patch log</text:p>
          </draw:text-box>
        </draw:frame>
        <draw:frame draw:style-name="CodeBox" svg:width="31.8700cm" svg:height="13.5500cm" svg:x="1.0000cm" svg:y="4.0000cm">
          <draw:text-box>
            <text:p text:style-name="PCode">ansible all -m command -a "tail -20 /var/log/ansible-patching.log" --becom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curity patches only</text:p>
          </draw:text-box>
        </draw:frame>
        <draw:frame draw:style-name="CodeBox" svg:width="31.8700cm" svg:height="13.5500cm" svg:x="1.0000cm" svg:y="4.0000cm">
          <draw:text-box>
            <text:p text:style-name="PCode">- name: Apply security updates only
  ansible.builtin.dnf:
    name: "*"
    security: true
    state: lates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Patch Workflow + Reporting</text:p>
          </draw:text-box>
        </draw:frame>
        <draw:frame draw:style-name="TransBox" svg:width="31.8700cm" svg:height="13.5500cm" svg:x="1.0000cm" svg:y="4.0000cm">
          <draw:text-box>
            <text:p text:style-name="PBullet">✓  The patch workflow</text:p>
            <text:p text:style-name="PBullet">✓  Check available updates (ad-hoc): Or use the dnf module:</text:p>
            <text:p text:style-name="PBullet">✓  Patch playbook</text:p>
            <text:p text:style-name="PBullet">✓  Run the patch playbook</text:p>
            <text:p text:style-name="PBullet">✓  Check mode — preview without applying</text:p>
            <text:p text:style-name="PBullet">✓  Reporting: view the patch log</text:p>
            <text:p text:style-name="PBullet">✓  Security patches only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